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678b" officeooo:paragraph-rsid="0012678b"/>
    </style:style>
    <style:style style:name="P2" style:family="paragraph" style:parent-style-name="Standard">
      <style:paragraph-properties fo:text-align="center" style:justify-single-word="false"/>
      <style:text-properties officeooo:rsid="0012678b" officeooo:paragraph-rsid="0012678b"/>
    </style:style>
    <style:style style:name="P3" style:family="paragraph" style:parent-style-name="Standard">
      <style:paragraph-properties fo:text-align="start" style:justify-single-word="false"/>
      <style:text-properties officeooo:rsid="0012678b" officeooo:paragraph-rsid="0012678b"/>
    </style:style>
    <style:style style:name="P4" style:family="paragraph" style:parent-style-name="Standard">
      <style:paragraph-properties fo:text-align="start" style:justify-single-word="false"/>
      <style:text-properties fo:font-weight="bold" officeooo:rsid="0012678b" officeooo:paragraph-rsid="0012678b" style:font-weight-asian="bold" style:font-weight-complex="bold"/>
    </style:style>
    <style:style style:name="P5" style:family="paragraph" style:parent-style-name="Standard">
      <style:paragraph-properties fo:text-align="start" style:justify-single-word="false"/>
      <style:text-properties fo:font-style="normal" fo:font-weight="bold" officeooo:paragraph-rsid="0012678b"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fo:font-weight="bold" officeooo:rsid="0012678b" officeooo:paragraph-rsid="0012678b"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bold" officeooo:rsid="0012678b" officeooo:paragraph-rsid="00139926"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bold" officeooo:rsid="00139926" officeooo:paragraph-rsid="00139926"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fo:font-weight="bold" officeooo:rsid="001615e1" officeooo:paragraph-rsid="001615e1"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normal" officeooo:rsid="0012678b" officeooo:paragraph-rsid="0012678b" style:font-style-asian="normal" style:font-weight-asian="normal" style:font-style-complex="normal" style:font-weight-complex="normal"/>
    </style:style>
    <style:style style:name="T1" style:family="text">
      <style:text-properties officeooo:rsid="0012678b"/>
    </style:style>
    <style:style style:name="T2" style:family="text">
      <style:text-properties fo:font-weight="normal" style:font-weight-asian="normal" style:font-weight-complex="normal"/>
    </style:style>
    <style:style style:name="T3" style:family="text">
      <style:text-properties fo:font-weight="normal" officeooo:rsid="001615e1" style:font-weight-asian="normal" style:font-weight-complex="normal"/>
    </style:style>
    <style:style style:name="T4" style:family="text">
      <style:text-properties fo:color="#f3ec79" style:font-name="Monospace" fo:font-size="10pt" fo:background-color="#373737" loext:char-shading-value="0" style:font-size-asian="10pt"/>
    </style:style>
    <style:style style:name="T5" style:family="text">
      <style:text-properties fo:color="#f3ec79" style:font-name="Monospace" fo:font-size="10pt" fo:font-weight="normal" fo:background-color="#373737" loext:char-shading-value="0" style:font-size-asian="10pt" style:font-weight-asian="normal" style:font-weight-complex="normal"/>
    </style:style>
    <style:style style:name="T6" style:family="text">
      <style:text-properties fo:color="#d9e8f7" style:font-name="Monospace" fo:font-size="10pt" fo:background-color="#373737" loext:char-shading-value="0" style:font-size-asian="10pt"/>
    </style:style>
    <style:style style:name="T7" style:family="text">
      <style:text-properties fo:color="#e6e6fa" style:font-name="Monospace" fo:font-size="10pt" fo:background-color="#373737" loext:char-shading-value="0" style:font-size-asian="10pt"/>
    </style:style>
    <style:style style:name="T8" style:family="text">
      <style:text-properties fo:color="#cc6c1d" style:font-name="Monospace" fo:font-size="10pt" fo:background-color="#373737" loext:char-shading-value="0" style:font-size-asian="10pt"/>
    </style:style>
    <style:style style:name="T9" style:family="text">
      <style:text-properties fo:color="#a7ec21" style:font-name="Monospace" fo:font-size="10pt" fo:background-color="#1b6291" loext:char-shading-value="0" style:font-size-asian="10pt"/>
    </style:style>
    <style:style style:name="T10" style:family="text">
      <style:text-properties fo:color="#f9faf4" style:font-name="Monospace" fo:font-size="10pt" fo:background-color="#373737" loext:char-shading-value="0" style:font-size-asian="10pt"/>
    </style:style>
    <style:style style:name="T11" style:family="text">
      <style:text-properties officeooo:rsid="00139926"/>
    </style:style>
    <style:style style:name="T12" style:family="text">
      <style:text-properties fo:font-style="italic" style:text-underline-style="none"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François</text:p>
      <text:p text:style-name="P1">SALAMANI Léandre</text:p>
      <text:p text:style-name="P1">SAULLE Laura</text:p>
      <text:p text:style-name="P1"/>
      <text:p text:style-name="P1"/>
      <text:p text:style-name="P1"/>
      <text:p text:style-name="P2">Compte-rendu</text:p>
      <text:p text:style-name="P3"/>
      <text:p text:style-name="P4">I] Échauffement :</text:p>
      <text:p text:style-name="P3"/>
      <text:p text:style-name="P3">1) Sortie du programme :</text:p>
      <text:p text:style-name="P3"><text:tab/>C un 42</text:p>
      <text:p text:style-name="P3"><text:tab/>B un X</text:p>
      <text:p text:style-name="P3"><text:tab/>C un 42</text:p>
      <text:p text:style-name="P3"><text:tab/>A deux</text:p>
      <text:p text:style-name="P3"/>
      <text:p text:style-name="P3">2) Voir archive.</text:p>
      <text:p text:style-name="P3"/>
      <text:p text:style-name="P5"><text:span text:style-name="T1">II] </text:span><text:bookmark text:name="orgd92ff48"/>Documents et alignement :</text:p>
      <text:p text:style-name="P5"/>
      <text:p text:style-name="P10"><text:span text:style-name="T11">2</text:span>.<text:span text:style-name="T11">1.1 </text:span>Par exemple dans le programme TestParagraphe on change la déclaration du Paragraphe :</text:p>
      <text:p text:style-name="P6"><text:span text:style-name="T5"><text:tab/>p</text:span><text:span text:style-name="T6"> </text:span><text:span text:style-name="T7">=</text:span><text:span text:style-name="T6"> </text:span><text:span text:style-name="T8">new</text:span><text:span text:style-name="T6"> </text:span><text:span text:style-name="T9">Paragraphe</text:span><text:span text:style-name="T10">()</text:span><text:span text:style-name="T7">; // avant<text:tab/></text:span></text:p>
      <text:p text:style-name="P7"><text:span text:style-name="T4"><text:tab/>p</text:span><text:span text:style-name="T6"> </text:span><text:span text:style-name="T7">=</text:span><text:span text:style-name="T6"> </text:span><text:span text:style-name="T8">new</text:span><text:span text:style-name="T6"> </text:span><text:span text:style-name="T9">ParagrapheDroite</text:span><text:span text:style-name="T10">()</text:span><text:span text:style-name="T7">; //après<text:tab/></text:span></text:p>
      <text:p text:style-name="P7"><text:span text:style-name="T7"/></text:p>
      <text:p text:style-name="P8"><text:span text:style-name="T2">Nous utilisons également des paragraphes dans BlocDeTexte. Dorénavant, nous devons déclarer un ParagrapheGauche ou un ParagrapheDroite. Il nous faudra également une méthode pour modifier l’alignement si cela est nécessaire.</text:span></text:p>
      <text:p text:style-name="P8"><text:span text:style-name="T2">Nous remarquons que cette approche n’est pas idéale, car si nous souhaitons modifier l’alignement au cours de la création d’un bloc de texte, nous devons copier tous les attributs, alors que seule la méthode</text:span><text:span text:style-name="T12"> toString()</text:span><text:span text:style-name="T2"> est différente.</text:span></text:p>
      <text:p text:style-name="P8"><text:span text:style-name="T2"/></text:p>
      <text:p text:style-name="P8"><text:span text:style-name="T2">2.</text:span><text:span text:style-name="T3">1</text:span><text:span text:style-name="T2">.</text:span><text:span text:style-name="T3">2</text:span><text:span text:style-name="T2"> Tout sauf faire un affichage droit ou gauche.</text:span></text:p>
      <text:p text:style-name="P8"><text:span text:style-name="T2"/></text:p>
      <text:p text:style-name="P8"><text:span text:style-name="T2">2.</text:span><text:span text:style-name="T3">2.1</text:span><text:span text:style-name="T2"> </text:span><text:span text:style-name="T3">dans les classes entete et chapitre c’est a dire les classes qui utilisent un attribut de type titre</text:span></text:p>
      <text:p text:style-name="P9"><text:span text:style-name="T2">2.2.2 oui, mais il faut recréer les objets</text:span></text:p>
      <text:p text:style-name="P9"><text:span text:style-name="T2"/></text:p>
      <text:p text:style-name="P9"><text:span text:style-name="T2">2,2,3 non car il faudrait créer une nouvelle fonction d’affichage ou une nouvelle classe</text:span></text:p>
      <text:p text:style-name="P8"><text:span text:style-name="T2"/></text:p>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4:10:30.147341021</meta:creation-date>
    <dc:date>2019-09-30T14:52:26.561007230</dc:date>
    <meta:editing-duration>PT9M25S</meta:editing-duration>
    <meta:editing-cycles>1</meta:editing-cycles>
    <meta:document-statistic meta:table-count="0" meta:image-count="0" meta:object-count="0" meta:page-count="1" meta:paragraph-count="21" meta:word-count="175" meta:character-count="1075" meta:non-whitespace-character-count="913"/>
    <meta:generator>LibreOffice/6.0.7.3$Linux_X86_64 LibreOffice_project/00m0$Build-3</meta:generator>
  </office:meta>
</office:document-meta>
</file>